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office:font-face-decls>
  <office:automatic-styles>
    <style:style style:name="P1" style:family="paragraph" style:parent-style-name="Standard">
      <style:paragraph-properties fo:margin-top="0.035cm" fo:margin-bottom="0.035cm" style:contextual-spacing="false"/>
      <style:text-properties fo:color="#000000" loext:opacity="100%" fo:font-size="11pt" officeooo:paragraph-rsid="000ad9e4" style:font-size-asian="11pt" style:font-name-complex="TimesNewRomanPSMT" style:font-size-complex="11pt"/>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crire notre expérience du monde, est-ce l’enrichir ou l’appauvrir ?</text:p>
      <text:p text:style-name="P1"/>
      <text:p text:style-name="P1"><text:tab/>Les récits de voyage, les autobiographies, les journaux intimes visent à relater certaines expériences de vie et du monde - pour les partager sans doute, mais aussi, et peut-être plus originellement, pour mieux se les approprier et les comprendre soi-même. Décrire notre expérience du monde permettrait ainsi de mieux s’en saisir, d’en rendre la richesse et la complexité en la nommant le plus précisément possible. Pourtant, le voyageur qui s’arrête pour rendre compte de son voyage, voyage-t-il encore ? Fixer son expérience du monde et l’ordonner, n’est-ce pas une façon de l’appauvrir et d’en perdre le caractère vivant ? Nous verrons dans un premier temps ce qu’offre la description mais dans un second temps ce qu’elle risque nécessairement de manquer.</text:p>
      <text:p text:style-name="P1"/>
      <text:p text:style-name="P1"/>
      <text:p text:style-name="P1"><text:tab/>La description en tant que telle vise à circonscrire, à faire le tour, à mieux nommer le monde qui nous entoure et que nous percevons. Nommer ce qui nous apparaît permet de mieux s’en saisir, de clarifier notre expérience en nous la représentant plus objectivement. Si « c’est dans les mots que nous pensons » comme le dit Hegel, notre expérience intérieure du monde vécu a besoin de s’extérioriser dans et par le langage pour atteindre une certaine objectivité, seule garante de réalité. En ce sens, le voyageur qui tient un journal de bord peut par cette mise à distance mieux appréhender son propre voyage. Toute description serait mise en perspective, c’est-à-dire agencement, organisation, maîtrise d’expériences du monde vécues de manière d’abord « sauvage » et anarchique, comme le dirait Merleau-Ponty. Décrire, écrire, serait alors mettre en ordre, hiérarchiser, classer en insistant sur tel ou tel aspect, en en rejetant d’autres. Ce n’est d’ailleurs qu’à ce prix qu’une mémoire peut être conservée. Si nous conservions en mémoire tous les instants vécus de manière intacte et vive, il serait paradoxalement impossible de s’en souvenir. En tant que représentation du passé, le souvenir exige cette mise à distance et ce tri opéré par une mémoire toujours sélective que réalise d’emblée tout travail de description, à jamais partiel quelle que soit sa volonté première d’exhaustivité. En ce sens on peut donc penser que décrire notre expérience du monde est une façon de l’enrichir en l’organisant, en l’objectivant pour mieux s’en ressaisir et se l’approprier. Pourtant, et c’est là ce qui trouble Nicolas Bouvier, cette objectivation ne constitue-t-elle pas dans le même temps un appauvrissement de l’expérience ?</text:p>
      <text:p text:style-name="P1"><text:tab/>Cet extrait de <text:span text:style-name="T1">L’usage du monde</text:span> interroge la démarche même du récit de voyage pourtant en train de s’écrire. « Pourquoi ajouter des mots qui ont traîné partout à ces choses fraîches qui s’en passaient si bien ? » Ici, c’est la distance entre le langage par définition commun et l’expérience vécue de manière absolument singulière qui est mise en cause. L’expérience vécue est « fraîche », vivante, la dire ou la décrire serait une façon de la réifier, de la figer, et d’en abolir l’aspect extra-ordinaire. C’est ici l’ajout qui signifie paradoxalement perte, recouvrant et perdant la chose au lieu de la dévoiler. De même rendre compte de son expérience, c’est également en faire les comptes, tel un boutiquier dressant l’inventaire de ce dont il dispose en magasin. Or, le vécu doit-il l’être à des fins utilitaires ? Voyageons-nous « pour » pouvoir le raconter ? Faut-il considérer que le souvenir s’emmagasine à des fins comptables ou qu’au contraire le passé vécu nous constitue, intimement, intérieurement, qu’on s’en ressaisisse par le souvenir ou non ? C’est au fond la description même comme représentation qui est remise en question. Mettre à distance notre expérience vécue pour la dire, et/ou pour s’en souvenir, est par définition une façon de s’en éloigner. Se représenter une expérience, c’est déjà ne plus la vivre pleinement. Bouvier remarque ainsi le paradoxe inhérent à toute re-présentation : cherchant à rendre présent, ici le voyage ou le monde rencontré, elle s’en met à distance et l’éloigne donc de sa propre présence.</text:p>
      <text:p text:style-name="P1"><text:tab/>Au fond, la tension propre à la description est parfaitement mise en évidence dans ce texte. C’est parce que la vie vécue semble parfois nous échapper, tant par sa profusion que par son caractère éphémère, que nous cherchons à la fixer et à la retenir en la décrivant. Pourtant cette « lutte » même « contre le refroidissement considérable et si insistant de la vie » encourt le risque de renforcer ce contre quoi elle tente de lutter, ce même refroidissement de la vie. Décrire vise à fixer, conserver l’intensité et la « chaleur » de toute expérience vécue mais l’entreprise même est mise à distance, objectivation et « refroidissement ».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4T21:06:00.285000000</meta:creation-date>
    <dc:title>Page vierge</dc:title>
    <meta:generator>LibreOffice/7.2.5.2$Windows_X86_64 LibreOffice_project/499f9727c189e6ef3471021d6132d4c694f357e5</meta:generator>
    <meta:editing-duration>P1DT1H16M50S</meta:editing-duration>
    <meta:editing-cycles>2</meta:editing-cycles>
    <dc:date>2022-12-16T14:16:42.390000000</dc:date>
    <meta:document-statistic meta:table-count="0" meta:image-count="0" meta:object-count="0" meta:page-count="1" meta:paragraph-count="5" meta:word-count="769" meta:character-count="4739" meta:non-whitespace-character-count="3969"/>
    <meta:template xlink:type="simple" xlink:actuate="onRequest" xlink:title="Page vierge" xlink:href="../../../../../AppData/Roaming/LibreOffice/4/user/template/Page%20vierge1.ott" meta:date="2022-12-14T21:05:59.868000000"/>
  </office:meta>
</office:document-meta>
</file>